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tegerArrayConverter.IntegerArrayConverter( Object default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erArrayConverter.IntegerArray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ntegerArrayConverter.convert( Class type , Object value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7">
            <text:p text:style-name="Table_20_Contents">7</text:p>
          </table:table-cell>
          <table:table-cell office:value-type="float" office:value="42">
            <text:p text:style-name="Table_20_Contents">4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